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D8000000AD5E3B893D50D5364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INPro-Regular" svg:font-family="DINPro-Regular" style:font-family-generic="roman" style:font-pitch="variable"/>
    <style:font-face style:name="Fira Sans" svg:font-family="'Fira Sans'" style:font-family-generic="roman" style:font-pitch="variable"/>
    <style:font-face style:name="Fira Sans Light" svg:font-family="'Fira Sans Light'" style:font-family-generic="roman" style:font-pitch="variable"/>
    <style:font-face style:name="Fira Sans Medium" svg:font-family="'Fira Sans Medium'" style:font-family-generic="roman" style:font-pitch="variable"/>
    <style:font-face style:name="Passion One" svg:font-family="'Passion One'"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INPro-Regular1" svg:font-family="DINPro-Regular" style:font-family-generic="system" style:font-pitch="variable"/>
    <style:font-face style:name="DejaVu Sans" svg:font-family="'DejaVu Sans'" style:font-family-generic="system" style:font-pitch="variable"/>
    <style:font-face style:name="Fira Sans1" svg:font-family="'Fi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2986in" table:align="margins" style:writing-mode="lr-tb"/>
    </style:style>
    <style:style style:name="Tabelle1.A" style:family="table-column">
      <style:table-column-properties style:column-width="1.5743in" style:rel-column-width="16380*"/>
    </style:style>
    <style:style style:name="Tabelle1.B" style:family="table-column">
      <style:table-column-properties style:column-width="1.575in" style:rel-column-width="16387*"/>
    </style:style>
    <style:style style:name="Tabelle1.D" style:family="table-column">
      <style:table-column-properties style:column-width="1.575in" style:rel-column-width="16388*"/>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break-before="page"/>
    </style:style>
    <style:style style:name="P2" style:family="paragraph" style:parent-style-name="Footer">
      <style:paragraph-properties fo:text-align="end" style:justify-single-word="false"/>
    </style:style>
    <style:style style:name="P3" style:family="paragraph" style:parent-style-name="H3">
      <style:paragraph-properties fo:text-align="justify" style:justify-single-word="false"/>
      <style:text-properties fo:language="de" fo:country="DE"/>
    </style:style>
    <style:style style:name="P4" style:family="paragraph" style:parent-style-name="Fließtext">
      <style:text-properties officeooo:rsid="00179394"/>
    </style:style>
    <style:style style:name="P5" style:family="paragraph" style:parent-style-name="Fließtext">
      <style:paragraph-properties fo:margin-top="0in" fo:margin-bottom="0in" loext:contextual-spacing="false"/>
      <style:text-properties officeooo:rsid="0020d4e0" officeooo:paragraph-rsid="0020d4e0"/>
    </style:style>
    <style:style style:name="P6" style:family="paragraph" style:parent-style-name="Fließtext">
      <style:paragraph-properties fo:margin-top="0in" fo:margin-bottom="0in" loext:contextual-spacing="false"/>
      <style:text-properties officeooo:rsid="00429d23" officeooo:paragraph-rsid="0045bd3e"/>
    </style:style>
    <style:style style:name="P7" style:family="paragraph" style:parent-style-name="Fließtext">
      <style:paragraph-properties fo:margin-top="0in" fo:margin-bottom="0in" loext:contextual-spacing="false"/>
      <style:text-properties officeooo:rsid="00498445" officeooo:paragraph-rsid="00498445"/>
    </style:style>
    <style:style style:name="P8" style:family="paragraph" style:parent-style-name="Table_20_Contents">
      <style:text-properties officeooo:rsid="004a5f82" officeooo:paragraph-rsid="004a5f82"/>
    </style:style>
    <style:style style:name="P9" style:family="paragraph" style:parent-style-name="Table_20_Contents">
      <style:text-properties officeooo:rsid="004bec91" officeooo:paragraph-rsid="004bec91"/>
    </style:style>
    <style:style style:name="P10" style:family="paragraph" style:parent-style-name="Table_20_Contents">
      <style:text-properties officeooo:rsid="004d1b33" officeooo:paragraph-rsid="004d1b33"/>
    </style:style>
    <style:style style:name="P11" style:family="paragraph" style:parent-style-name="Table_20_Contents">
      <style:text-properties officeooo:rsid="004e0e7c" officeooo:paragraph-rsid="004e0e7c"/>
    </style:style>
    <style:style style:name="P12" style:family="paragraph" style:parent-style-name="Table_20_Contents">
      <style:text-properties officeooo:rsid="004f115f" officeooo:paragraph-rsid="004f115f"/>
    </style:style>
    <style:style style:name="P13" style:family="paragraph" style:parent-style-name="Table_20_Contents">
      <style:text-properties officeooo:rsid="0050e5d8" officeooo:paragraph-rsid="0050e5d8"/>
    </style:style>
    <style:style style:name="P14" style:family="paragraph" style:parent-style-name="H1" style:master-page-name="Standard">
      <style:paragraph-properties fo:text-align="justify" style:justify-single-word="false" style:page-number="auto"/>
      <style:text-properties fo:language="de" fo:country="DE"/>
    </style:style>
    <style:style style:name="P15" style:family="paragraph" style:parent-style-name="Table_20_Contents">
      <style:text-properties officeooo:paragraph-rsid="0050e03c"/>
    </style:style>
    <style:style style:name="P16" style:family="paragraph" style:parent-style-name="Table_20_Contents">
      <style:text-properties officeooo:paragraph-rsid="004a5f82"/>
    </style:style>
    <style:style style:name="P17" style:family="paragraph" style:parent-style-name="Table_20_Contents">
      <style:text-properties officeooo:paragraph-rsid="0051888e"/>
    </style:style>
    <style:style style:name="P18" style:family="paragraph" style:parent-style-name="Fließtext">
      <style:paragraph-properties fo:margin-top="0in" fo:margin-bottom="0in" loext:contextual-spacing="false"/>
      <style:text-properties fo:language="de" fo:country="DE" officeooo:rsid="0054f81c" officeooo:paragraph-rsid="0054f81c"/>
    </style:style>
    <style:style style:name="P19" style:family="paragraph" style:parent-style-name="Fließtext">
      <style:paragraph-properties fo:margin-top="0in" fo:margin-bottom="0in" loext:contextual-spacing="false"/>
      <style:text-properties fo:language="de" fo:country="DE" officeooo:rsid="005670d7" officeooo:paragraph-rsid="005670d7"/>
    </style:style>
    <style:style style:name="T1" style:family="text">
      <style:text-properties officeooo:rsid="0050e5d8"/>
    </style:style>
    <style:style style:name="T2" style:family="text">
      <style:text-properties officeooo:rsid="0050e03c"/>
    </style:style>
    <style:style style:name="T3" style:family="text">
      <style:text-properties fo:color="#093236" style:font-name="Fira Sans Light" fo:font-size="9pt" officeooo:rsid="005896d4" style:font-size-asian="9pt" style:font-name-complex="Calibri" style:font-size-complex="9pt"/>
    </style:style>
    <style:style style:name="T4" style:family="text">
      <style:text-properties officeooo:rsid="004a5f82"/>
    </style:style>
    <style:style style:name="T5" style:family="text">
      <style:text-properties officeooo:rsid="0051888e"/>
    </style:style>
    <style:style style:name="T6" style:family="text">
      <style:text-properties officeooo:rsid="0059d469"/>
    </style:style>
    <style:style style:name="fr1" style:family="graphic" style:parent-style-name="Graphics">
      <style:graphic-properties fo:margin-left="0.1252in" fo:margin-right="0.1283in" fo:margin-top="0in" fo:margin-bottom="0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Lektion 1 – Wissenschaftstheorie</text:p>
      <text:p text:style-name="Fließtext"/>
      <text:p text:style-name="P3">Workbookaufgabe L1:</text:p>
      <text:p text:style-name="Fließtext"/>
      <text:p text:style-name="Fließtext">Beschreibe die beiden empirischen Forschungsparadigmen in der wissenschaftlichen Praxis (maximal eine Seite) und arbeite jeweils zwei bis drei Vor- und Nachteile für die empirische Forschung in Form einer Tabelle heraus. Verwende dazu die Tabellenfunktion in Word.</text:p>
      <text:p text:style-name="Fließtext"/>
      <text:p text:style-name="Fließtext">Arbeitshilfe:</text:p>
      <text:p text:style-name="Fließtext">In der empirischen Forschung gibt es zwei grundlegende Richtungen, die quantitative und die qualitative Forschung. Diese beiden Forschungsrichtungen, oder auch Paradigmen, sollst Du näher beschreiben und herausarbeiten, wie sich diese voneinander unterscheiden. Im Anschluss daran liste zwei bis drei Vor- und Nachteile auf, die sich bei diesen unterschiedlichen empirischen Forschungsweisen ergeben können.</text:p>
      <text:p text:style-name="Fließtext">Beginne auf der nächsten Sei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text:soft-page-break/>Die Qualitative Forschung findet sich in dem verstehenden Paradigma wieder. Die Art der Daten liegen in vorm von Texten vor, die es zu interpretieren gilt. Dabei fließen Erfahrungen und Einstellungen des Forschenden in die Interpretation mit ein. <text:span text:style-name="T6">Die erkenntnisse können nicht allgemeingültig sein und sind Hypothesen. Zur Art des wissenschaftlichen Schließens wird die Induktion verwendet. Dabei wird nur von einem oder einigen wenigen Fällen auf das Allgemeine geschlossen. Das Ergebnis ist dann eine Theorie die es weiter zu prüfen gilt. Die Art der Daten sind Primärdaten die bspw. Aus einem Interview stammen. Die Art der Forschung ist meist die Nichtexperimentelle. Es werden bspw. Interviews durchgeführt oder Menschen bei ihrem Verhalten in realen Bedingungen beobachtet.</text:span></text:p>
      <text:p text:style-name="P18"/>
      <text:p text:style-name="P18">Die Quantitative Forschung findet sich im Erkärenden Paradigma oder auch Positivismus wieder. Wird quantitativ geforscht, geht es um Daten die in Zahlen ausgedrückt werden können. Diese können beispielsweise beim Messen gewonnen werden. Mithilfe von mathematischen Konstrukten kann ein allgemeingültiges Ergebnis nachvollzogen werden, sodass keine Interpretation notwendig wäre. Zum wissenschaftlichen Schließen kommt die Deduktion zum Einsatz. Hierbei werden viele Fälle betrachtet um dan vom allgemeinen auf den Einzelfall zu schließen. Dabei ist der Einzelfall eine Theorie, die weiter geprüft werden muss. Die Forschungsdurchführung ist Experimentell und findet meist im Labor unter optimalen Bedingungen statt.</text:p>
      <text:p text:style-name="P18"/>
      <text:p text:style-name="P18">Im allgemeinen kamm man sagen, dass die Qualitative Forschung vom Einzelnen Forschenden und mit im seine Grundannahmen, starken Einfluss auf das Ergebnis hat, denn es ist notwendig, dass er Daten interpretiert. Bei der quantitativen Forschung ist die Interpretation weitestgehend ausgenommen und das Ergebnis wahr.</text:p>
      <text:p text:style-name="P7"/>
      <table:table table:name="Tabelle1" table:style-name="Tabelle1">
        <table:table-column table:style-name="Tabelle1.A"/>
        <table:table-column table:style-name="Tabelle1.B"/>
        <table:table-column table:style-name="Tabelle1.A"/>
        <table:table-column table:style-name="Tabelle1.D"/>
        <table:table-row>
          <table:table-cell table:style-name="Tabelle1.A1" table:number-columns-spanned="2" office:value-type="string">
            <text:p text:style-name="P16"><text:span text:style-name="T3">Quantitative</text:span><text:span text:style-name="T4"> Forschung</text:span></text:p>
          </table:table-cell>
          <table:covered-table-cell/>
          <table:table-cell table:style-name="Tabelle1.C1" table:number-columns-spanned="2" office:value-type="string">
            <text:p text:style-name="P16"><text:span text:style-name="T3">Qualitative</text:span><text:span text:style-name="T4"> Forschung</text:span></text:p>
          </table:table-cell>
          <table:covered-table-cell/>
        </table:table-row>
        <table:table-row>
          <table:table-cell table:style-name="Tabelle1.A2" office:value-type="string">
            <text:p text:style-name="P8">Positiv</text:p>
          </table:table-cell>
          <table:table-cell table:style-name="Tabelle1.A2" office:value-type="string">
            <text:p text:style-name="P8">Negativ</text:p>
          </table:table-cell>
          <table:table-cell table:style-name="Tabelle1.A2" office:value-type="string">
            <text:p text:style-name="P8">Positiv</text:p>
          </table:table-cell>
          <table:table-cell table:style-name="Tabelle1.D2" office:value-type="string">
            <text:p text:style-name="P8">Negativ</text:p>
          </table:table-cell>
        </table:table-row>
        <table:table-row>
          <table:table-cell table:style-name="Tabelle1.A2" office:value-type="string">
            <text:p text:style-name="P9">Interpretation der Ergebnisse sind weitestgehen Ausgeschlossen.</text:p>
          </table:table-cell>
          <table:table-cell table:style-name="Tabelle1.A2" office:value-type="string">
            <text:p text:style-name="P10">Bei sehr Komplexen Werten und Strukturen, können dennoch Interpretation auftreten.</text:p>
          </table:table-cell>
          <table:table-cell table:style-name="Tabelle1.A2" office:value-type="string">
            <text:p text:style-name="P15"><text:span text:style-name="T2">Die Information die man erhält sind </text:span><text:span text:style-name="T1">meist sehr vielfälltig und können einen </text:span><text:span text:style-name="T3">detaillierten</text:span><text:span text:style-name="T1"> Einblick gewähren.</text:span></text:p>
          </table:table-cell>
          <table:table-cell table:style-name="Tabelle1.D2" office:value-type="string">
            <text:p text:style-name="P12">Dadurch, dass das Ergebnis interpretiert wurde, kann man nicht sagen, dass es der Wahrheit entspricht. Beispielsweise könnte das Ergebnis einer Befragung von Forschern unterschiedlich interpretiert werden.</text:p>
          </table:table-cell>
        </table:table-row>
        <table:table-row>
          <table:table-cell table:style-name="Tabelle1.A2" office:value-type="string">
            <text:p text:style-name="P10">Das Ergenis der Forschung kann allgemein als wahr angesehen werden.</text:p>
          </table:table-cell>
          <table:table-cell table:style-name="Tabelle1.A2" office:value-type="string">
            <text:p text:style-name="P11">Um Hypothesen zu überprüfen, müssen stellenweise sehr große Stichproben genommen werden.</text:p>
            <text:p text:style-name="P11"/>
          </table:table-cell>
          <table:table-cell table:style-name="Tabelle1.A2" office:value-type="string">
            <text:p text:style-name="P17"><text:span text:style-name="T5">Das Ergebnis der </text:span><text:span text:style-name="T3">qualitativen</text:span><text:span text:style-name="T5"> Forschung kann das Verhalten eines Individuums erklären oder verständlicher machen.</text:span></text:p>
          </table:table-cell>
          <table:table-cell table:style-name="Tabelle1.D2" office:value-type="string">
            <text:p text:style-name="P12">Die Auswertung der Textbasierten Daten ist meist mit großem Aufwand verbunden.</text:p>
            <text:p text:style-name="P13">Außerdem muss bei der <text:s/>Auswertung darauf geachtet werden, dass die eigene Einstellung, Erfahrungen und Haltung nicht in die <text:soft-page-break/>Bewertung mit einfließen. </text:p>
          </table:table-cell>
        </table:table-row>
      </table:table>
      <text:p text:style-name="P7"/>
      <text:p text:style-name="P6"/>
      <text:p text:style-name="P6"/>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INPro-Regular" svg:font-family="DINPro-Regular" style:font-family-generic="roman" style:font-pitch="variable"/>
    <style:font-face style:name="Fira Sans" svg:font-family="'Fira Sans'" style:font-family-generic="roman" style:font-pitch="variable"/>
    <style:font-face style:name="Fira Sans Light" svg:font-family="'Fira Sans Light'" style:font-family-generic="roman" style:font-pitch="variable"/>
    <style:font-face style:name="Fira Sans Medium" svg:font-family="'Fira Sans Medium'" style:font-family-generic="roman" style:font-pitch="variable"/>
    <style:font-face style:name="Passion One" svg:font-family="'Passion One'"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INPro-Regular1" svg:font-family="DINPro-Regular" style:font-family-generic="system" style:font-pitch="variable"/>
    <style:font-face style:name="DejaVu Sans" svg:font-family="'DejaVu Sans'" style:font-family-generic="system" style:font-pitch="variable"/>
    <style:font-face style:name="Fira Sans1" svg:font-family="'Fi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ira Sans" fo:font-size="9pt" fo:language="en" fo:country="US" style:letter-kerning="false" style:font-name-asian="Fira Sans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Fira Sans" fo:font-size="9pt" fo:language="en" fo:country="US" style:letter-kerning="false" style:font-name-asian="Fira Sans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807in" loext:contextual-spacing="false" style:line-height-at-least="0.1807in" fo:text-align="start" style:justify-single-word="false" fo:orphans="2" fo:widows="2" style:writing-mode="lr-tb">
        <style:tab-stops>
          <style:tab-stop style:position="0.3154in"/>
        </style:tab-stops>
      </style:paragraph-properties>
      <style:text-properties fo:color="#093236" style:font-name="Fira Sans Light" fo:font-family="'Fira Sans Light'" style:font-family-generic="roman" style:font-pitch="variable" fo:font-size="9pt" style:font-size-asian="9pt" style:font-name-complex="Calibri" style:font-family-complex="Calibri" style:font-family-generic-complex="system" style:font-pitch-complex="variable" style:font-size-complex="9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661in" style:type="center"/>
          <style:tab-stop style:position="6.531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661in" style:type="center"/>
          <style:tab-stop style:position="6.5319in" style:type="right"/>
        </style:tab-stops>
      </style:paragraph-properties>
    </style:style>
    <style:style style:name="H1" style:family="paragraph" style:default-outline-level="">
      <style:paragraph-properties fo:margin-top="0in" fo:margin-bottom="0in" loext:contextual-spacing="false" fo:line-height="0.3055in" fo:text-align="start" style:justify-single-word="false" fo:orphans="2" fo:widows="2" style:writing-mode="lr-tb"/>
      <style:text-properties fo:color="#123b48" style:font-name="Passion One" fo:font-family="'Passion One'" style:font-family-generic="roman" style:font-pitch="variable" fo:font-size="22pt" style:font-size-asian="22pt" style:font-size-complex="22pt"/>
    </style:style>
    <style:style style:name="H2" style:family="paragraph" style:default-outline-level="">
      <style:paragraph-properties fo:margin-top="0in" fo:margin-bottom="0in" loext:contextual-spacing="false" fo:line-height="0.1945in" fo:text-align="start" style:justify-single-word="false" fo:orphans="2" fo:widows="2" style:writing-mode="lr-tb"/>
      <style:text-properties fo:color="#62747e" style:font-name="Fira Sans Medium" fo:font-family="'Fira Sans Medium'" style:font-family-generic="roman" style:font-pitch="variable" fo:font-size="12pt" style:font-size-asian="12pt" style:font-name-complex="Calibri" style:font-family-complex="Calibri" style:font-family-generic-complex="system" style:font-pitch-complex="variable" style:font-size-complex="12pt"/>
    </style:style>
    <style:style style:name="H3" style:family="paragraph" style:default-outline-level="">
      <style:paragraph-properties fo:margin-top="0.1252in" fo:margin-bottom="0in" loext:contextual-spacing="false" fo:line-height="0.1807in" fo:text-align="start" style:justify-single-word="false" fo:orphans="2" fo:widows="2" style:writing-mode="lr-tb">
        <style:tab-stops>
          <style:tab-stop style:position="0.3154in"/>
        </style:tab-stops>
      </style:paragraph-properties>
      <style:text-properties fo:color="#093236" style:font-name="Fira Sans Medium" fo:font-family="'Fira Sans Medium'" style:font-family-generic="roman" style:font-pitch="variable" fo:font-size="9pt" fo:font-weight="bold" style:font-size-asian="9pt" style:font-weight-asian="bold" style:font-name-complex="Calibri" style:font-family-complex="Calibri" style:font-family-generic-complex="system" style:font-pitch-complex="variable" style:font-size-complex="9pt"/>
    </style:style>
    <style:style style:name="Fließtext" style:family="paragraph" style:default-outline-level="">
      <style:paragraph-properties fo:margin-top="0in" fo:margin-bottom="0.1252in" loext:contextual-spacing="false" fo:line-height="0.1807in" fo:text-align="justify" style:justify-single-word="false" fo:orphans="2" fo:widows="2" style:writing-mode="lr-tb">
        <style:tab-stops>
          <style:tab-stop style:position="0.3154in"/>
        </style:tab-stops>
      </style:paragraph-properties>
      <style:text-properties fo:color="#093236" style:font-name="Fira Sans Light" fo:font-family="'Fira Sans Light'" style:font-family-generic="roman" style:font-pitch="variable" fo:font-size="9pt" fo:language="de" fo:country="DE" style:font-size-asian="9pt" style:font-name-complex="Calibri" style:font-family-complex="Calibri" style:font-family-generic-complex="system" style:font-pitch-complex="variable" style:font-size-complex="9pt"/>
    </style:style>
    <style:style style:name="Adresse" style:family="paragraph" style:parent-style-name="Standard" style:default-outline-level="">
      <style:paragraph-properties fo:margin-top="0in" fo:margin-bottom="0in" loext:contextual-spacing="false" style:line-height-at-least="0.139in" fo:text-align="end" style:justify-single-word="false" style:vertical-align="middle"/>
      <style:text-properties fo:color="#000000" style:font-name="DINPro-Regular" fo:font-family="DINPro-Regular" style:font-family-generic="roman" style:font-pitch="variable" fo:font-size="7pt" fo:language="de" fo:country="DE" style:font-size-asian="7pt" style:font-name-complex="DINPro-Regular1" style:font-family-complex="DINPro-Regular" style:font-family-generic-complex="system" style:font-pitch-complex="variable" style:font-size-complex="7pt"/>
    </style:style>
    <style:style style:name="Quote" style:family="paragraph" style:default-outline-level="">
      <style:paragraph-properties fo:margin-top="0in" fo:margin-bottom="0in" loext:contextual-spacing="false" fo:line-height="0.1807in" fo:text-align="start" style:justify-single-word="false" fo:orphans="2" fo:widows="2" style:writing-mode="lr-tb"/>
      <style:text-properties fo:color="#093236" style:font-name="Fira Sans Light" fo:font-family="'Fira Sans Light'" style:font-family-generic="roman" style:font-pitch="variable" fo:font-size="9pt" fo:font-style="italic" style:font-size-asian="9pt" style:font-style-asian="italic" style:font-name-complex="Calibri" style:font-family-complex="Calibri" style:font-family-generic-complex="system" style:font-pitch-complex="variable" style:font-size-complex="9pt"/>
    </style:style>
    <style:style style:name="Aufzählung" style:family="paragraph" style:default-outline-level="">
      <style:paragraph-properties fo:margin-left="0.4957in" fo:margin-right="0in" fo:margin-top="0in" fo:margin-bottom="0in" loext:contextual-spacing="false" fo:line-height="0.1807in" fo:text-align="start" style:justify-single-word="false" fo:orphans="2" fo:widows="2" fo:text-indent="-0.248in" style:auto-text-indent="false" style:writing-mode="lr-tb">
        <style:tab-stops>
          <style:tab-stop style:position="0.3154in"/>
        </style:tab-stops>
      </style:paragraph-properties>
      <style:text-properties fo:color="#093236" style:font-name="Fira Sans Light" fo:font-family="'Fira Sans Light'" style:font-family-generic="roman" style:font-pitch="variable" fo:font-size="9pt" style:font-size-asian="9pt" style:font-name-complex="Calibri" style:font-family-complex="Calibri" style:font-family-generic-complex="system" style:font-pitch-complex="variable" style:font-size-complex="9pt"/>
    </style:style>
    <style:style style:name="Störer_2f_Auszeichnung" style:display-name="Störer/Auszeichnung" style:family="paragraph" style:default-outline-level="">
      <style:paragraph-properties fo:margin-top="0in" fo:margin-bottom="0in" loext:contextual-spacing="false" fo:line-height="0.1807in" fo:text-align="start" style:justify-single-word="false" fo:orphans="2" fo:widows="2" style:writing-mode="lr-tb"/>
      <style:text-properties fo:color="#ea5b0c" style:font-name="Fira Sans Light" fo:font-family="'Fira Sans Light'" style:font-family-generic="roman" style:font-pitch="variable" fo:font-size="9pt" fo:language="de" fo:country="DE" style:font-size-asian="9pt" style:font-name-complex="Calibri"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ab-stops/>
      </style:paragraph-properties>
      <style:text-properties style:use-window-font-color="true" style:font-name="Fira Sans" fo:font-family="'Fira Sans'" style:font-family-generic="roman" style:font-pitch="variable" fo:font-size="12pt" fo:language="de" fo:country="DE" style:font-size-asian="12pt" style:font-name-complex="DejaVu Sans" style:font-family-complex="'DejaVu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H1_20_Zchn" style:display-name="H1 Zchn" style:family="text" style:parent-style-name="Default_20_Paragraph_20_Font">
      <style:text-properties fo:color="#123b48" style:font-name="Passion One" fo:font-family="'Passion One'" style:font-family-generic="roman" style:font-pitch="variable" fo:font-size="22pt" style:font-size-asian="22pt" style:font-size-complex="22pt"/>
    </style:style>
    <style:style style:name="H2_20_Zchn" style:display-name="H2 Zchn" style:family="text" style:parent-style-name="H1_20_Zchn">
      <style:text-properties fo:color="#62747e" style:font-name="Fira Sans Medium" fo:font-family="'Fira Sans Medium'" style:font-family-generic="roman" style:font-pitch="variable" fo:font-size="12pt" style:font-size-asian="12pt" style:font-name-complex="Calibri" style:font-family-complex="Calibri" style:font-family-generic-complex="system" style:font-pitch-complex="variable" style:font-size-complex="12pt"/>
    </style:style>
    <style:style style:name="H3_20_Zchn" style:display-name="H3 Zchn" style:family="text" style:parent-style-name="H2_20_Zchn">
      <style:text-properties fo:color="#093236" style:font-name="Fira Sans Medium" fo:font-family="'Fira Sans Medium'" style:font-family-generic="roman" style:font-pitch="variable" fo:font-size="9pt" fo:font-weight="normal" style:font-size-asian="9pt" style:font-weight-asian="normal" style:font-name-complex="Calibri" style:font-family-complex="Calibri" style:font-family-generic-complex="system" style:font-pitch-complex="variable" style:font-size-complex="9pt"/>
    </style:style>
    <style:style style:name="Fließtext_20_Zchn" style:display-name="Fließtext Zchn" style:family="text" style:parent-style-name="H3_20_Zchn">
      <style:text-properties fo:color="#093236" style:font-name="Fira Sans Light" fo:font-family="'Fira Sans Light'" style:font-family-generic="roman" style:font-pitch="variable" fo:font-size="9pt" fo:language="de" fo:country="DE" fo:font-weight="normal" style:font-size-asian="9pt" style:font-weight-asian="normal" style:font-name-complex="Calibri" style:font-family-complex="Calibri" style:font-family-generic-complex="system" style:font-pitch-complex="variable" style:font-size-complex="9pt"/>
    </style:style>
    <style:style style:name="Zitat_20_Zchn" style:display-name="Zitat Zchn" style:family="text" style:parent-style-name="Default_20_Paragraph_20_Font">
      <style:text-properties fo:color="#093236" style:font-name="Fira Sans Light" fo:font-family="'Fira Sans Light'" style:font-family-generic="roman" style:font-pitch="variable" fo:font-size="9pt" fo:font-style="italic" style:font-size-asian="9pt" style:font-style-asian="italic" style:font-name-complex="Calibri" style:font-family-complex="Calibri" style:font-family-generic-complex="system" style:font-pitch-complex="variable" style:font-size-complex="9pt"/>
    </style:style>
    <style:style style:name="Aufzählung_20_Zchn" style:display-name="Aufzählung Zchn" style:family="text" style:parent-style-name="Default_20_Paragraph_20_Font">
      <style:text-properties fo:color="#093236" style:font-name="Fira Sans Light" fo:font-family="'Fira Sans Light'" style:font-family-generic="roman" style:font-pitch="variable" fo:font-size="9pt" style:font-size-asian="9pt" style:font-name-complex="Calibri" style:font-family-complex="Calibri" style:font-family-generic-complex="system" style:font-pitch-complex="variable" style:font-size-complex="9pt"/>
    </style:style>
    <style:style style:name="Störer_2f_Auszeichnung_20_Zchn" style:display-name="Störer/Auszeichnung Zchn" style:family="text" style:parent-style-name="H1_20_Zchn">
      <style:text-properties fo:color="#ea5b0c" style:font-name="Fira Sans Light" fo:font-family="'Fira Sans Light'" style:font-family-generic="roman" style:font-pitch="variable" fo:font-size="9pt" fo:language="de" fo:country="DE" fo:font-weight="bold" style:font-size-asian="9pt" style:font-weight-asian="bold" style:font-name-complex="Calibri" style:font-family-complex="Calibr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L"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break-before="page"/>
    </style:style>
    <style:style style:name="MP2" style:family="paragraph" style:parent-style-name="Footer">
      <style:paragraph-properties fo:text-align="end" style:justify-single-word="false"/>
    </style:style>
    <style:style style:name="Mfr1" style:family="graphic" style:parent-style-name="Graphics">
      <style:graphic-properties fo:margin-left="0.1252in" fo:margin-right="0.1283in" fo:margin-top="0in" fo:margin-bottom="0in" style:run-through="background"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2598in" fo:margin-left="0.9846in" fo:margin-right="0.9846in" style:writing-mode="lr-tb" style:layout-grid-color="#c0c0c0" style:layout-grid-lines="56" style:layout-grid-base-height="0.1701in" style:layout-grid-ruby-height="0in" style:layout-grid-mode="none" style:layout-grid-ruby-below="false" style:layout-grid-print="false" style:layout-grid-display="false" style:layout-grid-base-width="0.1252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528in" fo:margin-left="0in" fo:margin-right="0in" fo:margin-top="0.4882in" style:dynamic-spacing="true"/>
      </style:footer-style>
    </style:page-layout>
  </office:automatic-styles>
  <office:master-styles>
    <style:master-page style:name="Standard" style:page-layout-name="Mpm1">
      <style:header>
        <text:p text:style-name="MP1"><draw:frame draw:style-name="Mfr1" draw:name="Grafik 4" text:anchor-type="char" svg:x="0in" svg:y="0in" svg:width="8.2681in" svg:height="1.1492in" draw:z-index="2"><draw:image xlink:href="Pictures/10000000000004D8000000AD5E3B893D50D5364C.jpg" xlink:type="simple" xlink:show="embed" xlink:actuate="onLoad" loext:mime-type="image/jpeg"/></draw:frame></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EG User</meta:initial-creator>
    <meta:editing-cycles>57</meta:editing-cycles>
    <meta:creation-date>2019-03-15T10:50:00</meta:creation-date>
    <dc:date>2021-01-16T17:38:34.241865864</dc:date>
    <meta:editing-duration>P1DT13H30M36S</meta:editing-duration>
    <meta:generator>LibreOffice/6.4.6.2$Linux_X86_64 LibreOffice_project/40$Build-2</meta:generator>
    <meta:document-statistic meta:table-count="1" meta:image-count="1" meta:object-count="0" meta:page-count="3" meta:paragraph-count="25" meta:word-count="483" meta:character-count="3600" meta:non-whitespace-character-count="3139"/>
    <meta:user-defined meta:name="AppVersion">16.0000</meta:user-defined>
    <meta:user-defined meta:name="Company">Apollo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